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2cm" fo:min-width="1.867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text-properties fo:font-size="12pt" style:font-size-asian="12pt" style:font-size-complex="12pt"/>
    </style:style>
    <style:style style:name="P2" style:family="paragraph">
      <style:paragraph-properties fo:text-align="center"/>
    </style:style>
    <style:style style:name="P3" style:family="paragraph">
      <style:paragraph-properties fo:margin-left="0cm" fo:margin-right="0cm" fo:text-indent="0cm"/>
      <style:text-properties fo:font-size="12pt" style:font-size-asian="12pt" style:font-size-complex="12pt"/>
    </style:style>
    <style:style style:name="P4" style:family="paragraph">
      <style:paragraph-properties fo:margin-left="0cm" fo:margin-right="0cm" fo:text-align="center" fo:text-indent="0cm"/>
      <style:text-properties fo:font-size="8pt" style:font-size-asian="8pt" style:font-size-complex="8pt"/>
    </style:style>
    <style:style style:name="P5" style:family="paragraph">
      <style:paragraph-properties fo:margin-left="0cm" fo:margin-right="0cm" fo:text-align="start" fo:text-indent="0cm"/>
      <style:text-properties fo:font-size="12pt" style:font-size-asian="12pt" style:font-size-complex="12pt"/>
    </style:style>
    <style:style style:name="P6" style:family="paragraph">
      <style:paragraph-properties fo:margin-left="0cm" fo:margin-right="0cm" fo:text-align="center" fo:text-indent="0cm"/>
    </style:style>
    <style:style style:name="P7"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4pt" style:font-size-asian="4pt" style:font-size-complex="4pt"/>
    </style:style>
    <style:style style:name="T4" style:family="text">
      <style:text-properties style:use-window-font-color="true" fo:font-size="12pt" style:font-size-asian="12pt" style:font-size-complex="12pt"/>
    </style:style>
    <style:style style:name="T5" style:family="text">
      <style:text-properties fo:color="#333333" fo:font-size="12pt" style:font-size-asian="12pt" style:font-size-complex="12pt"/>
    </style:style>
    <style:style style:name="T6" style:family="text">
      <style:text-properties fo:color="#80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084cm" svg:height="1.716cm" svg:x="0.764cm" svg:y="2.806cm">
          <text:p text:style-name="P1"><text:span text:style-name="T1">VO frontend</text:span></text:p>
        </draw:rect>
        <draw:custom-shape draw:style-name="gr2" draw:text-style-name="P1" draw:layer="layout" svg:width="6.617cm" svg:height="1.601cm" svg:x="5.693cm" svg:y="0.799cm">
          <text:p text:style-name="P1"><text:span text:style-name="T1">Collec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2.971cm" svg:y1="2.736cm" svg:x2="5.627cm" svg:y2="1.601cm">
          <text:p/>
        </draw:line>
        <draw:frame draw:style-name="gr4" draw:text-style-name="P3" draw:layer="layout" svg:width="3.436cm" svg:height="1.309cm" svg:x="1.186cm" svg:y="1.022cm">
          <draw:text-box>
            <text:p text:style-name="P3"><text:span text:style-name="T1">Publish needed</text:span></text:p>
            <text:p text:style-name="P3"><text:span text:style-name="T1">glideins rates</text:span></text:p>
          </draw:text-box>
        </draw:frame>
        <draw:custom-shape draw:style-name="gr5" draw:text-style-name="P4" draw:layer="layout" svg:width="6.529cm" svg:height="1.991cm" svg:x="0.944cm" svg:y="13.322cm">
          <text:p text:style-name="P4"><text:span text:style-name="T2">Costumize the submitted glideins.</text:span><text:span text:style-name="T3"><text:line-break/></text:span><text:span text:style-name="T3"/></text:p>
          <text:p text:style-name="P4"><text:span text:style-name="T2">GlideParamXXX should match the names </text:span><text:span text:style-name="T2"><text:line-break/></text:span><text:span text:style-name="T2">published by the factory</text:span></text:p>
          <draw:enhanced-geometry svg:viewBox="0 0 21600 21600" draw:text-areas="3000 3320 17110 17330" draw:mirror-horizontal="false" draw:mirror-vertical="false" draw:type="cloud-callout" draw:modifiers="25212.1286370597 -1344.578313253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3.836cm" svg:height="0.995cm" svg:x="12.765cm" svg:y="1.885cm">
          <text:p text:style-name="P4"><text:span text:style-name="T2">Due to Condor limitations, </text:span></text:p>
          <text:p text:style-name="P4"><text:span text:style-name="T2">define also GlideinMyType</text:span></text:p>
          <draw:enhanced-geometry svg:viewBox="0 0 21600 21600" draw:mirror-horizontal="false" draw:mirror-vertical="false" draw:type="line-callout-2" draw:modifiers="15266.9272869429 43959.0361445783 20012.5097732604 38862.6506024096 21600 21513.25301204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6.583cm" svg:height="16.124cm" svg:x="8.729cm" svg:y="3.648cm" svg:viewBox="0 0 6584 16125" draw:points="0,0 6584,0 6582,15324 5721,15344 5052,15415 4517,15523 4052,15655 3100,15928 2491,16044 1712,16125 1170,16057 752,15992 1,15846">
          <text:p text:style-name="P5"><text:span text:style-name="T1">MyType=”glideclient”</text:span></text:p>
          <text:p text:style-name="P5"><text:span text:style-name="T1">Name=”reqX@client”</text:span></text:p>
          <text:p text:style-name="P5"><text:span text:style-name="T1">ClientName=”client”</text:span></text:p>
          <text:p text:style-name="P5"><text:span text:style-name="T1">ReqName=”reqX”</text:span></text:p>
          <text:p text:style-name="P5"><text:span text:style-name="T1">ReqGlidein=”entry@factory”</text:span></text:p>
          <text:p text:style-name="P5"><text:span text:style-name="T4">FrontendName=”name”</text:span></text:p>
          <text:p text:style-name="P5"><text:span text:style-name="T4">GroupName=”name”</text:span></text:p>
          <text:p text:style-name="P5"><text:span text:style-name="T5">WebURL = "URL"</text:span></text:p>
          <text:p text:style-name="P5"><text:span text:style-name="T5">WebGroupURL = “URL”</text:span></text:p>
          <text:p text:style-name="P5"><text:span text:style-name="T5">WebSignType = "sha1"</text:span></text:p>
          <text:p text:style-name="P5"><text:span text:style-name="T5">WebDescriptFile = "fname"</text:span></text:p>
          <text:p text:style-name="P5"><text:span text:style-name="T5">WebDescriptSign = "sign"</text:span></text:p>
          <text:p text:style-name="P5"><text:span text:style-name="T5">WebGroupDescriptFile = "fname"</text:span></text:p>
          <text:p text:style-name="P5"><text:span text:style-name="T5">WebGroupDescriptSign = "sign"</text:span></text:p>
          <text:p text:style-name="P5"><text:span text:style-name="T1">ReqIdleGlideins=nr</text:span></text:p>
          <text:p text:style-name="P5"><text:span text:style-name="T1">ReqMaxRunningGlideins=nr</text:span></text:p>
          <text:p text:style-name="P5"><text:span text:style-name="T1">GlideinParamWWW=”val1”</text:span></text:p>
          <text:p text:style-name="P5"><text:span text:style-name="T1">...</text:span></text:p>
          <text:p text:style-name="P5"><text:span text:style-name="T1">GlideinParamZZZ=”valY”</text:span></text:p>
          <text:p text:style-name="P5"><text:span text:style-name="T1">GlideinMonitorNNN=”valN”</text:span></text:p>
          <text:p text:style-name="P5"><text:span text:style-name="T1">...</text:span></text:p>
          <text:p text:style-name="P5"><text:span text:style-name="T1">GlideinMonitorMMM=”valM”</text:span></text:p>
          <text:p text:style-name="P5"><text:span text:style-name="T6">ReqPubKeyID=”keyID”</text:span></text:p>
          <text:p text:style-name="P5"><text:span text:style-name="T6">ReqEncKeyCode=”encKey”</text:span></text:p>
          <text:p text:style-name="P5"><text:span text:style-name="T6">ReqEncIdentity=”encAuthIdent”</text:span></text:p>
          <text:p text:style-name="P5"><text:span text:style-name="T6">GlideinEncParamXXX=”val1”</text:span></text:p>
          <text:p text:style-name="P5"><text:span text:style-name="T6">...</text:span></text:p>
          <text:p text:style-name="P5"><text:span text:style-name="T6">GlideinEncParamYYY=”valY”</text:span></text:p>
        </draw:polygon>
        <draw:rect draw:style-name="gr7" draw:text-style-name="P6" draw:layer="layout" svg:width="6.578cm" svg:height="0.629cm" svg:x="8.726cm" svg:y="3.055cm">
          <text:p text:style-name="P6">Published classad</text:p>
        </draw:rect>
        <draw:custom-shape draw:style-name="gr5" draw:text-style-name="P4" draw:layer="layout" svg:width="6.059cm" svg:height="1.349cm" svg:x="2.321cm" svg:y="4.644cm">
          <text:p text:style-name="P4"><text:span text:style-name="T2">Target a specific Entry Point</text:span></text:p>
          <draw:enhanced-geometry svg:viewBox="0 0 21600 21600" draw:text-areas="3000 3320 17110 17330" draw:mirror-horizontal="false" draw:mirror-vertical="false" draw:type="cloud-callout" draw:modifiers="22024.1584158416 23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6.058cm" svg:height="1.349cm" svg:x="0.944cm" svg:y="9.672cm">
          <text:p text:style-name="P4"><text:span text:style-name="T2">Request <text:s/>a steady stream </text:span></text:p>
          <text:p text:style-name="P4"><text:span text:style-name="T2">of glideins starting</text:span></text:p>
          <draw:enhanced-geometry svg:viewBox="0 0 21600 21600" draw:text-areas="3000 3320 17110 17330" draw:mirror-horizontal="false" draw:mirror-vertical="false" draw:type="cloud-callout" draw:modifiers="27168.443637564 283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7" draw:layer="layout" svg:width="4.618cm" svg:height="1.513cm" svg:x="3.471cm" svg:y="15.453cm">
          <text:p text:style-name="P7"><text:span text:style-name="T2">Monitoring data like:</text:span></text:p>
          <text:p text:style-name="P7"><text:span text:style-name="T2">Idle=”546”, Running=”222”</text:span></text:p>
          <draw:enhanced-geometry svg:viewBox="0 0 21600 21600" draw:text-areas="3000 3320 17110 17330" draw:mirror-horizontal="false" draw:mirror-vertical="false" draw:type="cloud-callout" draw:modifiers="23821.2600129898 -9515.984147952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6.058cm" svg:height="1.108cm" svg:x="0.944cm" svg:y="11.945cm">
          <text:p text:style-name="P4"><text:span text:style-name="T2">But limit to only the needed amount</text:span></text:p>
          <draw:enhanced-geometry svg:viewBox="0 0 21600 21600" draw:text-areas="3000 3320 17110 17330" draw:mirror-horizontal="false" draw:mirror-vertical="false" draw:type="cloud-callout" draw:modifiers="27050.8004621225 1168.62037871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119cm" svg:height="1.841cm" svg:x="15.691cm" svg:y="13.324cm">
          <text:p text:style-name="P4"><text:span text:style-name="T2">Factory Key ID</text:span></text:p>
          <text:p text:style-name="P4"><text:span text:style-name="T3"/></text:p>
          <text:p text:style-name="P4"><text:span text:style-name="T2">Must match the one </text:span></text:p>
          <text:p text:style-name="P4"><text:span text:style-name="T2">published by the factory </text:span></text:p>
          <draw:enhanced-geometry svg:viewBox="0 0 21600 21600" draw:text-areas="3000 3320 17110 17330" draw:mirror-horizontal="false" draw:mirror-vertical="false" draw:type="cloud-callout" draw:modifiers="-1635.72815533981 23710.74918566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002cm" svg:height="1.108cm" svg:x="15.907cm" svg:y="15.1cm">
          <text:p text:style-name="P4"><text:span text:style-name="T2">Encrypted symmetric key</text:span></text:p>
          <draw:enhanced-geometry svg:viewBox="0 0 21600 21600" draw:text-areas="3000 3320 17110 17330" draw:mirror-horizontal="false" draw:mirror-vertical="false" draw:type="cloud-callout" draw:modifiers="-1964.12690482138 15737.42110009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3.804cm" svg:height="1.305cm" svg:x="16.336cm" svg:y="17.58cm">
          <text:p text:style-name="P4"><text:span text:style-name="T2">Encrypted values to</text:span></text:p>
          <text:p text:style-name="P4"><text:span text:style-name="T2">Be used by the factory</text:span></text:p>
          <draw:enhanced-geometry svg:viewBox="0 0 21600 21600" draw:text-areas="3000 3320 17110 17330" draw:mirror-horizontal="false" draw:mirror-vertical="false" draw:type="cloud-callout" draw:modifiers="-4501.65571616294 4630.934150076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167cm" svg:height="1.433cm" svg:x="15.841cm" svg:y="7.466cm">
          <text:p text:style-name="P4"><text:span text:style-name="T2">Pointers to the frontend</text:span></text:p>
          <text:p text:style-name="P4"><text:span text:style-name="T2">Web distributed content</text:span></text:p>
          <draw:enhanced-geometry svg:viewBox="0 0 21600 21600" draw:text-areas="3000 3320 17110 17330" draw:mirror-horizontal="false" draw:mirror-vertical="false" draw:type="cloud-callout" draw:modifiers="1202.30326295585 29041.00418410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0.486cm" svg:height="3.253cm" svg:x="15.345cm" svg:y="7.849cm">
          <text:p/>
          <draw:enhanced-geometry svg:viewBox="0 0 21600 21600" draw:glue-points="0 0 0 21600 21600 10800" draw:text-areas="0 ?f9 7800 ?f10" draw:mirror-horizontal="false" draw:mirror-vertical="false"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4" draw:layer="layout" svg:width="4.035cm" svg:height="1.109cm" svg:x="16.006cm" svg:y="16.271cm">
          <text:p text:style-name="P4"><text:span text:style-name="T2">Encrypted Identity String</text:span></text:p>
          <draw:enhanced-geometry svg:viewBox="0 0 21600 21600" draw:text-areas="3000 3320 17110 17330" draw:mirror-horizontal="false" draw:mirror-vertical="false" draw:type="cloud-callout" draw:modifiers="-2472.54707631318 64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0.955cm" fo:page-height="20.5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meta:creation-date>2006-10-03T09:36:38</meta:creation-date>
    <dc:date>2009-10-26T16:02:17</dc:date>
    <dc:language>en-US</dc:language>
    <meta:editing-cycles>21</meta:editing-cycles>
    <meta:editing-duration>PT148H48M44S</meta:editing-duration>
    <meta:document-statistic meta:object-count="18"/>
    <meta:user-defined meta:name="Info 1"/>
    <meta:user-defined meta:name="Info 2"/>
    <meta:user-defined meta:name="Info 3"/>
    <meta:user-defined meta:name="Info 4"/>
  </office:meta>
</office:document-meta>
</file>